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1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ea0ad" officeooo:paragraph-rsid="00426540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786ac" officeooo:paragraph-rsid="00426540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786ac" officeooo:paragraph-rsid="0043fef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40dbd" officeooo:paragraph-rsid="00426540" style:font-size-asian="12pt" style:font-weight-asian="bold" style:font-size-complex="12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DejaVu Sans Condensed" officeooo:paragraph-rsid="00426540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DejaVu Sans Condensed" officeooo:paragraph-rsid="0044ec37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DejaVu Sans Condensed" officeooo:paragraph-rsid="00444bc4"/>
    </style:style>
    <style:style style:name="P8" style:family="paragraph" style:parent-style-name="Standard" style:list-style-name="L2">
      <style:paragraph-properties fo:text-align="start" style:justify-single-word="false"/>
      <style:text-properties style:font-name="DejaVu Sans Condensed" officeooo:paragraph-rsid="00426540"/>
    </style:style>
    <style:style style:name="P9" style:family="paragraph" style:parent-style-name="Standard" style:list-style-name="L2">
      <style:paragraph-properties fo:text-align="start" style:justify-single-word="false"/>
      <style:text-properties style:font-name="DejaVu Sans Condensed" officeooo:paragraph-rsid="00444bc4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440dbd" officeooo:paragraph-rsid="00444bc4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440dbd" officeooo:paragraph-rsid="00426540" style:font-size-asian="12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440dbd" officeooo:paragraph-rsid="00426540" style:font-size-asian="12pt" style:font-weight-asian="normal" style:font-size-complex="12pt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style:font-name="DejaVu Sans Condensed" fo:font-weight="normal" officeooo:paragraph-rsid="00426540" style:font-weight-asian="normal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style:font-name="DejaVu Sans Condensed" fo:font-weight="normal" officeooo:rsid="004786ac" officeooo:paragraph-rsid="00426540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officeooo:paragraph-rsid="00426540"/>
    </style:style>
    <style:style style:name="T1" style:family="text">
      <style:text-properties officeooo:rsid="004786ac"/>
    </style:style>
    <style:style style:name="T2" style:family="text">
      <style:text-properties officeooo:rsid="0045b44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45b447" style:font-weight-asian="bold" style:font-weight-complex="bold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fo:font-weight="bold" officeooo:rsid="00440dbd" style:font-size-asian="12pt" style:font-weight-asian="bold" style:font-size-complex="12pt" style:font-weight-complex="bold"/>
    </style:style>
    <style:style style:name="T7" style:family="text">
      <style:text-properties fo:font-size="12pt" fo:font-weight="bold" officeooo:rsid="0022f80e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2374f9" style:font-size-asian="12pt" style:font-weight-asian="bold" style:font-size-complex="12pt" style:font-weight-complex="bold"/>
    </style:style>
    <style:style style:name="T9" style:family="text">
      <style:text-properties fo:font-size="12pt" fo:font-weight="normal" officeooo:rsid="00440dbd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4786ac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45b447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43fefd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453d81" style:font-size-asian="12pt" style:font-weight-asian="normal" style:font-size-complex="12pt" style:font-weight-complex="normal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officeooo:rsid="0022f80e" style:font-size-asian="12pt" style:font-size-complex="12pt"/>
    </style:style>
    <style:style style:name="T16" style:family="text">
      <style:text-properties fo:font-size="12pt" officeooo:rsid="002374f9" style:font-size-asian="12pt" style:font-size-complex="12pt"/>
    </style:style>
    <style:style style:name="T17" style:family="text">
      <style:text-properties fo:font-size="12pt" officeooo:rsid="0043fefd" style:font-size-asian="12pt" style:font-size-complex="12pt"/>
    </style:style>
    <style:style style:name="T18" style:family="text">
      <style:text-properties style:text-line-through-style="solid" style:text-line-through-type="single"/>
    </style:style>
    <style:style style:name="T19" style:family="text">
      <style:text-properties style:text-line-through-style="solid" style:text-line-through-type="single" fo:font-size="12pt" fo:font-weight="normal" officeooo:rsid="00440dbd" style:font-size-asian="12pt" style:font-weight-asian="normal" style:font-size-complex="12pt" style:font-weight-complex="normal"/>
    </style:style>
    <style:style style:name="T20" style:family="text">
      <style:text-properties style:text-line-through-style="solid" style:text-line-through-type="single" fo:font-size="12pt" style:font-size-asian="12pt" style:font-size-complex="12pt"/>
    </style:style>
    <style:style style:name="T21" style:family="text">
      <style:text-properties style:text-line-through-style="solid" style:text-line-through-type="single" fo:font-size="12pt" officeooo:rsid="0022f80e" style:font-size-asian="12pt" style:font-size-complex="12pt"/>
    </style:style>
    <style:style style:name="T22" style:family="text">
      <style:text-properties style:text-line-through-style="solid" style:text-line-through-type="single" fo:font-size="12pt" fo:font-weight="bold" officeooo:rsid="00440dbd" style:font-size-asian="12pt" style:font-weight-asian="bold" style:font-size-complex="12pt" style:font-weight-complex="bold"/>
    </style:style>
    <style:style style:name="T23" style:family="text">
      <style:text-properties fo:font-weight="normal" style:font-weight-asian="normal" style:font-name-complex="DejaVu Sans Condensed1" style:font-weight-complex="normal"/>
    </style:style>
    <style:style style:name="T24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4e687e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weight="bold" officeooo:rsid="0043db0f" style:font-size-asian="12pt" style:font-weight-asian="bold" style:font-size-complex="12pt" style:font-weight-complex="bold"/>
    </style:style>
    <style:style style:name="T27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28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29" style:family="text">
      <style:text-properties style:font-name="DejaVu Sans Condensed" fo:font-size="12pt" fo:font-weight="bold" officeooo:rsid="0051e59a" style:font-size-asian="12pt" style:font-weight-asian="bold" style:font-size-complex="12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25">5</text:span><text:span text:style-name="T29">0</text:span><text:span text:style-name="T26">1</text:span><text:span text:style-name="T24"> - </text:span><text:span text:style-name="T27">A/G</text:span><text:span text:style-name="T28"> - </text:span><text:span text:style-name="T26">Stores List</text:span></text:p>
      <text:p text:style-name="P1"/>
      <text:p text:style-name="P4">Bombs:</text:p>
      <text:list xml:id="list3570858240" text:style-name="L1">
        <text:list-item>
          <text:p text:style-name="P5"><text:span text:style-name="T6">BetAB-500</text:span><text:span text:style-name="T22"><text:tab/></text:span><text:span text:style-name="T19"><text:tab/><text:tab/><text:tab/></text:span><text:span text:style-name="T9">Concrete piercing bomb, </text:span><text:span text:style-name="T10">low-drag (no parachute or rocket)</text:span></text:p>
        </text:list-item>
        <text:list-item>
          <text:p text:style-name="P10"><text:span text:style-name="T3">BetAB-500ShP</text:span><text:span text:style-name="T18"><text:tab/><text:tab/><text:tab/></text:span>Concrete piercing bomb, <text:span text:style-name="T1">high-drag (parachute and rocket)</text:span></text:p>
          <text:list>
            <text:list-item>
              <text:p text:style-name="P6"><text:span text:style-name="T13">D</text:span><text:span text:style-name="T9">rop </text:span><text:span text:style-name="T23">BetAB-500ShP </text:span><text:span text:style-name="T9">between 150-1000 m</text:span></text:p>
            </text:list-item>
          </text:list>
        </text:list-item>
        <text:list-item>
          <text:p text:style-name="P11"><text:span text:style-name="T3">FAB-250</text:span><text:span text:style-name="T18"><text:tab/><text:tab/><text:tab/><text:tab/></text:span>GP HE bomb</text:p>
        </text:list-item>
        <text:list-item>
          <text:p text:style-name="P11"><text:span text:style-name="T3">FAB-500 M62</text:span><text:span text:style-name="T18"><text:tab/><text:tab/><text:tab/></text:span>GP HE bomb</text:p>
        </text:list-item>
        <text:list-item>
          <text:p text:style-name="P11"><text:span text:style-name="T3">KMGU-2 - 96 AO-2.5RT</text:span><text:span text:style-name="T18"><text:tab/><text:tab/></text:span><text:span text:style-name="T2">Submunition dispenser, frag</text:span></text:p>
        </text:list-item>
        <text:list-item>
          <text:p text:style-name="P7"><text:span text:style-name="T6">KMGU-2 - 96 PTAB-2.5KO</text:span><text:span text:style-name="T19"><text:tab/></text:span><text:span text:style-name="T11">Submunition dispenser, AP</text:span></text:p>
          <text:list>
            <text:list-item>
              <text:p text:style-name="P7"><text:span text:style-name="T11">Drop </text:span><text:span text:style-name="T12">KMGUs </text:span><text:span text:style-name="T11">between 50-150 m</text:span></text:p>
            </text:list-item>
          </text:list>
        </text:list-item>
      </text:list>
      <text:list xml:id="list3480484108" text:style-name="L2">
        <text:list-item>
          <text:p text:style-name="P12"><text:span text:style-name="T3">RBK-250 - PTAB-2.5M</text:span><text:span text:style-name="T18"><text:tab/><text:tab/></text:span><text:span text:style-name="T2">Cluster bomb, AP</text:span></text:p>
        </text:list-item>
        <text:list-item>
          <text:p text:style-name="P12"><text:span text:style-name="T3">RBK-250-275 - AO-1SCh</text:span><text:span text:style-name="T18"><text:tab/></text:span><text:span text:style-name="T2">Cluster bomb, frag</text:span></text:p>
        </text:list-item>
        <text:list-item>
          <text:p text:style-name="P12"><text:span text:style-name="T3">RBK-5</text:span><text:span text:style-name="T4">0</text:span><text:span text:style-name="T3">0 - PTAB-</text:span><text:span text:style-name="T4">1</text:span><text:span text:style-name="T3">M</text:span><text:span text:style-name="T18"><text:tab/><text:tab/></text:span><text:span text:style-name="T2">Cluster bomb, AP</text:span></text:p>
        </text:list-item>
        <text:list-item>
          <text:p text:style-name="P8"><text:span text:style-name="T3">RBK-500 - PTAB-10-5</text:span><text:span text:style-name="T18"><text:tab/><text:tab/></text:span>Cluster bomb, AP</text:p>
          <text:list>
            <text:list-item>
              <text:p text:style-name="P9"><text:span text:style-name="T10">Drop </text:span><text:span text:style-name="T12">RBKs </text:span><text:span text:style-name="T10">at 300 m minimum</text:span></text:p>
            </text:list-item>
          </text:list>
        </text:list-item>
      </text:list>
      <text:p text:style-name="P2"/>
      <text:p text:style-name="P2">Rockets:</text:p>
      <text:list xml:id="list4217847354" text:style-name="L3">
        <text:list-item>
          <text:p text:style-name="P13"><text:span text:style-name="T7">S-8OFP2</text:span><text:span text:style-name="T21"><text:tab/><text:tab/><text:tab/><text:tab/></text:span><text:span text:style-name="T15">80 mm, </text:span><text:span text:style-name="T16">20 rounds/pod</text:span><text:span text:style-name="T15">, 1.3-4.0 km range, </text:span><text:span text:style-name="T16">HE blast/frag warhead (due to DCS damage modeling, this is usually the best choice)</text:span></text:p>
        </text:list-item>
        <text:list-item>
          <text:p text:style-name="P13"><text:span text:style-name="T7">S-8KOM</text:span><text:span text:style-name="T21"><text:tab/><text:tab/><text:tab/><text:tab/></text:span><text:span text:style-name="T15">80 mm, </text:span><text:span text:style-name="T16">20 rounds/pod</text:span><text:span text:style-name="T15">, 1.3-4.0 km range, </text:span><text:span text:style-name="T16">HEAT warhead</text:span></text:p>
        </text:list-item>
        <text:list-item>
          <text:p text:style-name="P13"><text:span text:style-name="T7">S-8TsM</text:span><text:span text:style-name="T21"><text:tab/><text:tab/><text:tab/><text:tab/></text:span><text:span text:style-name="T15">80 mm, </text:span><text:span text:style-name="T16">20 rounds/pod</text:span><text:span text:style-name="T15">, 1.3-4.0 km range, </text:span><text:span text:style-name="T16">S</text:span><text:span text:style-name="T15">moke </text:span><text:span text:style-name="T16">(often banned on servers due to lag issues)</text:span></text:p>
        </text:list-item>
        <text:list-item>
          <text:p text:style-name="P14"><text:span text:style-name="T8">S-</text:span><text:span text:style-name="T5">24B</text:span><text:span text:style-name="T20"><text:tab/><text:tab/><text:tab/><text:tab/></text:span><text:span text:style-name="T17">240 mm, </text:span><text:span text:style-name="T14">123 kg blast/frag warhead, 2 km max range</text:span></text:p>
        </text:list-item>
      </text:list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1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13H34M51S</meta:editing-duration>
    <meta:editing-cycles>55</meta:editing-cycles>
    <meta:generator>LibreOffice/7.0.3.1$Windows_X86_64 LibreOffice_project/d7547858d014d4cf69878db179d326fc3483e082</meta:generator>
    <dc:date>2022-08-25T13:07:02.845000000</dc:date>
    <meta:document-statistic meta:table-count="0" meta:image-count="0" meta:object-count="0" meta:page-count="1" meta:paragraph-count="20" meta:word-count="165" meta:character-count="928" meta:non-whitespace-character-count="774"/>
  </office:meta>
</office:document-meta>
</file>